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8282" officeooo:paragraph-rsid="001a8282"/>
    </style:style>
    <style:style style:name="P2" style:family="paragraph" style:parent-style-name="Standard">
      <style:text-properties style:text-underline-style="solid" style:text-underline-width="auto" style:text-underline-color="font-color" officeooo:rsid="00038d5a" officeooo:paragraph-rsid="001af920"/>
    </style:style>
    <style:style style:name="P3" style:family="paragraph" style:parent-style-name="Standard">
      <style:text-properties style:text-underline-style="solid" style:text-underline-width="auto" style:text-underline-color="font-color" officeooo:rsid="00038d5a" officeooo:paragraph-rsid="003dc127"/>
    </style:style>
    <style:style style:name="P4" style:family="paragraph" style:parent-style-name="Standard">
      <style:text-properties style:text-underline-style="solid" style:text-underline-width="auto" style:text-underline-color="font-color" officeooo:rsid="001c1ee9" officeooo:paragraph-rsid="001c1ee9"/>
    </style:style>
    <style:style style:name="P5" style:family="paragraph" style:parent-style-name="Standard">
      <style:text-properties style:text-underline-style="solid" style:text-underline-width="auto" style:text-underline-color="font-color" officeooo:rsid="003307e8" officeooo:paragraph-rsid="003307e8"/>
    </style:style>
    <style:style style:name="P6" style:family="paragraph" style:parent-style-name="Standard">
      <style:text-properties style:text-underline-style="solid" style:text-underline-width="auto" style:text-underline-color="font-color" officeooo:rsid="003307e8" officeooo:paragraph-rsid="003dc127"/>
    </style:style>
    <style:style style:name="P7" style:family="paragraph" style:parent-style-name="Standard">
      <style:text-properties style:text-underline-style="solid" style:text-underline-width="auto" style:text-underline-color="font-color" officeooo:rsid="00490343" officeooo:paragraph-rsid="00490343"/>
    </style:style>
    <style:style style:name="P8" style:family="paragraph" style:parent-style-name="Standard">
      <style:text-properties style:text-underline-style="solid" style:text-underline-width="auto" style:text-underline-color="font-color" officeooo:rsid="00490343" officeooo:paragraph-rsid="004f48fd"/>
    </style:style>
    <style:style style:name="P9" style:family="paragraph" style:parent-style-name="Standard">
      <style:text-properties style:text-underline-style="none" officeooo:rsid="001a8282" officeooo:paragraph-rsid="001a8282"/>
    </style:style>
    <style:style style:name="P10" style:family="paragraph" style:parent-style-name="Standard">
      <style:text-properties style:text-underline-style="none" officeooo:rsid="001a8282" officeooo:paragraph-rsid="001c1ee9"/>
    </style:style>
    <style:style style:name="P11" style:family="paragraph" style:parent-style-name="Standard">
      <style:text-properties style:text-underline-style="none" officeooo:rsid="001c1ee9" officeooo:paragraph-rsid="001c1ee9"/>
    </style:style>
    <style:style style:name="P12" style:family="paragraph" style:parent-style-name="Standard">
      <style:text-properties style:text-underline-style="none" officeooo:rsid="00370979" officeooo:paragraph-rsid="00370979"/>
    </style:style>
    <style:style style:name="P13" style:family="paragraph" style:parent-style-name="Standard">
      <style:text-properties style:text-underline-style="none" officeooo:rsid="00370979" officeooo:paragraph-rsid="003dc127"/>
    </style:style>
    <style:style style:name="P14" style:family="paragraph" style:parent-style-name="Standard">
      <style:text-properties style:text-underline-style="none" officeooo:rsid="005393dd" officeooo:paragraph-rsid="00370979"/>
    </style:style>
    <style:style style:name="P15" style:family="paragraph" style:parent-style-name="Standard">
      <style:text-properties style:text-underline-style="none" officeooo:rsid="00490343" officeooo:paragraph-rsid="00490343"/>
    </style:style>
    <style:style style:name="P16" style:family="paragraph" style:parent-style-name="Standard">
      <style:text-properties style:text-underline-style="none" officeooo:rsid="00559c71" officeooo:paragraph-rsid="00559c71"/>
    </style:style>
    <style:style style:name="P17" style:family="paragraph" style:parent-style-name="Standard">
      <style:text-properties style:text-underline-style="none" officeooo:rsid="00559c71" officeooo:paragraph-rsid="0057cc94"/>
    </style:style>
    <style:style style:name="P18" style:family="paragraph" style:parent-style-name="Standard">
      <style:text-properties style:text-underline-style="none" officeooo:rsid="005bd71b" officeooo:paragraph-rsid="005bd71b"/>
    </style:style>
    <style:style style:name="P19" style:family="paragraph" style:parent-style-name="Standard">
      <style:text-properties style:text-underline-style="none" officeooo:rsid="005bf620" officeooo:paragraph-rsid="005bf620"/>
    </style:style>
    <style:style style:name="P20" style:family="paragraph" style:parent-style-name="Standard">
      <style:text-properties style:text-underline-style="none" officeooo:rsid="00654a15" officeooo:paragraph-rsid="00654a15"/>
    </style:style>
    <style:style style:name="P21" style:family="paragraph" style:parent-style-name="Standard">
      <style:text-properties officeooo:paragraph-rsid="003dc127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  <style:text-properties fo:font-size="12pt"/>
    </style:style>
    <style:style style:name="P24" style:family="paragraph">
      <loext:graphic-properties draw:fill-color="#ff0000"/>
      <style:paragraph-properties fo:text-align="center"/>
      <style:text-properties fo:font-size="12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ff0000"/>
      <style:paragraph-properties fo:text-align="center"/>
      <style:text-properties fo:font-size="12pt"/>
    </style:style>
    <style:style style:name="P28" style:family="paragraph">
      <loext:graphic-properties draw:fill-color="#3333ff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f48fd"/>
    </style:style>
    <style:style style:name="T3" style:family="text">
      <style:text-properties officeooo:rsid="003dc127"/>
    </style:style>
    <style:style style:name="T4" style:family="text">
      <style:text-properties officeooo:rsid="0057cc94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835in" fo:min-width="0.38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638in" fo:min-width="0.363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3333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ff0000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ff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in" svg:stroke-color="#000000" draw:marker-start-width="0.139in" draw:marker-end="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0827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445in" fo:min-width="0.34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ff0000" draw:marker-start-width="0.1689in" draw:marker-end="Arrowheads_20_1" draw:marker-end-width="0.1689in" draw:fill="solid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3333ff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3333ff" draw:marker-start-width="0.1689in" draw:marker-end="Arrowheads_20_1" draw:marker-end-width="0.1689in" draw:fill-color="#3333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66ff66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ject1" text:anchor-type="paragraph" svg:x="1.4665in" svg:y="3.3181in" svg:width="0.4319in" svg:height="0.2126in" draw:z-index="14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1118in" svg:y="1.9516in" svg:width="0.4335in" svg:height="0.2134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3" text:anchor-type="paragraph" svg:x="2.4752in" svg:y="2.5457in" svg:width="0.2362in" svg:height="0.2193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paragraph" svg:x="2.039in" svg:y="2.5335in" svg:width="0.2362in" svg:height="0.2335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5" text:anchor-type="paragraph" svg:x="2.948in" svg:y="2.4244in" svg:width="0.2346in" svg:height="0.2098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0.7791in" svg:y="3.1744in" svg:width="0.2071in" svg:height="0.1846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7" text:anchor-type="paragraph" svg:x="2.1839in" svg:y="1.6854in" svg:width="0.1925in" svg:height="0.1846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8" text:anchor-type="paragraph" svg:x="4.5882in" svg:y="1.2244in" svg:width="0.2in" svg:height="0.1846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paragraph" svg:x="4.152in" svg:y="1.6492in" svg:width="0.3516in" svg:height="0.2335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10" text:anchor-type="paragraph" svg:x="4.4752in" svg:y="1.8736in" svg:width="0.3516in" svg:height="0.2335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4.9154in" svg:y="1.8484in" svg:width="0.3508in" svg:height="0.2098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draw:custom-shape text:anchor-type="paragraph" draw:z-index="0" draw:name="Shape2" draw:style-name="gr1" draw:text-style-name="P22" svg:width="0.5421in" svg:height="0.5421in" svg:x="2.211in" svg:y="1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22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1" draw:style-name="gr3" draw:text-style-name="P23" svg:x1="1.1169in" svg:y1="3.4803in" svg:x2="2.274in" svg:y2="2.3024in"><text:p/></draw:line><draw:line text:anchor-type="paragraph" draw:z-index="3" draw:name="Shape3" draw:style-name="gr3" draw:text-style-name="P23" svg:x1="2.7197in" svg:y1="2.0264in" svg:x2="4.7102in" svg:y2="1.5047in"><text:p/></draw:line><draw:line text:anchor-type="paragraph" draw:z-index="4" draw:name="Shape3" draw:style-name="gr4" draw:text-style-name="P23" svg:x1="2.4457in" svg:y1="2.1634in" svg:x2="3.1118in" svg:y2="2.765in"><text:p/></draw:line><draw:line text:anchor-type="paragraph" draw:z-index="5" draw:name="Shape3" draw:style-name="gr4" draw:text-style-name="P23" svg:x1="4.7102in" svg:y1="1.5047in" svg:x2="4.915in" svg:y2="2.1063in"><text:p/></draw:line><draw:line text:anchor-type="paragraph" draw:z-index="6" draw:name="Shape3" draw:style-name="gr5" draw:text-style-name="P24" svg:x1="4.6063in" svg:y1="1.5508in" svg:x2="4.752in" svg:y2="1.9843in"><text:p/></draw:line><draw:line text:anchor-type="paragraph" draw:z-index="7" draw:name="Shape3" draw:style-name="gr5" draw:text-style-name="P24" svg:x1="4.6059in" svg:y1="1.5508in" svg:x2="4.0102in" svg:y2="1.7106in"><text:p/></draw:line><draw:line text:anchor-type="paragraph" draw:z-index="8" draw:name="Shape3" draw:style-name="gr6" draw:text-style-name="P23" svg:x1="2.3417in" svg:y1="2.2217in" svg:x2="2.8453in" svg:y2="2.6807in"><text:p/></draw:line><draw:line text:anchor-type="paragraph" draw:z-index="9" draw:name="Shape3" draw:style-name="gr6" draw:text-style-name="P23" svg:x1="2.3417in" svg:y1="2.2409in" svg:x2="1.9335in" svg:y2="2.6807in"><text:p/></draw:line><draw:line text:anchor-type="paragraph" draw:z-index="10" draw:name="Shape3" draw:style-name="gr7" draw:text-style-name="P23" svg:x1="0.5925in" svg:y1="3.6957in" svg:x2="1.8425in" svg:y2="3.6957in"><text:p/></draw:line><draw:line text:anchor-type="paragraph" draw:z-index="11" draw:name="Shape3" draw:style-name="gr7" draw:text-style-name="P23" svg:x1="1.8953in" svg:y1="2.1661in" svg:x2="3.2354in" svg:y2="2.1661in"><text:p/></draw:line><draw:ellipse text:anchor-type="paragraph" draw:z-index="12" draw:name="Shape4" draw:style-name="gr8" draw:text-style-name="P25" svg:width="0.6189in" svg:height="0.8921in" svg:x="0.8783in" svg:y="3.248in" draw:kind="arc" draw:start-angle="359.69" draw:end-angle="70.31"><text:p/></draw:ellipse><draw:ellipse text:anchor-type="paragraph" draw:z-index="13" draw:name="Shape4" draw:style-name="gr8" draw:text-style-name="P25" svg:width="0.1886in" svg:height="0.4094in" svg:x="2.7811in" svg:y="1.9602in" draw:kind="arc" draw:start-angle="359.69" draw:end-angle="70.31"><text:p/></draw:ellipse>Velocity and Acceleration of Mechanical Finger</text:p>
      <text:p text:style-name="Standard"/>
      <text:p text:style-name="Standard"/>
      <text:p text:style-name="Standard"/>
      <text:p text:style-name="Standard"/>
      <text:p text:style-name="P2"><draw:line text:anchor-type="paragraph" draw:z-index="25" draw:name="Shape8" draw:style-name="gr9" draw:text-style-name="P25" svg:x1="1.2102in" svg:y1="0.5303in" svg:x2="1.2102in" svg:y2="0.172in"><text:p/></draw:line><draw:frame text:anchor-type="paragraph" draw:z-index="29" draw:name="Shape11" draw:style-name="gr11" draw:text-style-name="P26" svg:width="0.2433in" svg:height="0.1925in" svg:x="1.0547in" svg:y="0.0638in"><draw:text-box><text:p>y</text:p></draw:text-box></draw:frame></text:p>
      <text:p text:style-name="P2"/>
      <text:p text:style-name="P2"><draw:line text:anchor-type="paragraph" draw:z-index="26" draw:name="Shape9" draw:style-name="gr9" draw:text-style-name="P25" svg:x1="1.2102in" svg:y1="0.1472in" svg:x2="1.6157in" svg:y2="0.1535in"><text:p/></draw:line><draw:custom-shape text:anchor-type="paragraph" draw:z-index="27" draw:name="Shape10" draw:style-name="gr10" draw:text-style-name="P22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Shape11" draw:style-name="gr11" draw:text-style-name="P26" svg:width="0.2433in" svg:height="0.1925in" svg:x="1.5236in" svg:y="0.1472in"><draw:text-box><text:p>x</text:p></draw:text-box></draw:frame><draw:frame text:anchor-type="paragraph" draw:z-index="30" draw:name="Shape11" draw:style-name="gr11" draw:text-style-name="P26" svg:width="0.2433in" svg:height="0.1925in" svg:x="1.0898in" svg:y="0.1472in"><draw:text-box><text:p>z</text:p></draw:text-box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16" text:anchor-type="as-char" svg:y="-0.2571in" svg:width="1.2102in" svg:height="0.4783in" draw:z-index="56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2" draw:name="Object17" text:anchor-type="as-char" svg:y="-0.2673in" svg:width="1.0555in" svg:height="0.5in" draw:z-index="64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2" draw:name="Object18" text:anchor-type="as-char" svg:y="-0.2673in" svg:width="1.1736in" svg:height="0.5in" draw:z-index="6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P1">Velocity:</text:p>
      <text:p text:style-name="P9"/>
      <text:p text:style-name="P10"><draw:frame draw:style-name="fr2" draw:name="Object12" text:anchor-type="as-char" svg:y="-0.2783in" svg:width="1.2016in" svg:height="0.522in" draw:z-index="8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0"/>
      <text:p text:style-name="P10"><draw:frame draw:style-name="fr2" draw:name="Object13" text:anchor-type="as-char" svg:y="-0.2783in" svg:width="2.4189in" svg:height="0.522in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"/>
      <text:p text:style-name="P10"/>
      <text:p text:style-name="P10"><draw:frame draw:style-name="fr2" draw:name="Object19" text:anchor-type="as-char" svg:y="-0.1902in" svg:width="1.5835in" svg:height="0.2508in" draw:z-index="6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"/>
      <text:p text:style-name="P10"><draw:frame draw:style-name="fr2" draw:name="Object20" text:anchor-type="as-char" svg:y="-0.1902in" svg:width="7.3465in" svg:height="0.2508in" draw:z-index="6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0"/>
      <text:p text:style-name="P1"><text:span text:style-name="T1"><draw:frame draw:style-name="fr2" draw:name="Object21" text:anchor-type="as-char" svg:y="-0.1902in" svg:width="3.0181in" svg:height="0.2508in" draw:z-index="6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 <text:s text:c="526"/></text:span></text:p>
      <text:p text:style-name="P9"/>
      <text:p text:style-name="P9"/>
      <text:p text:style-name="P9"/>
      <text:p text:style-name="P9"/>
      <text:p text:style-name="P4"><text:soft-page-break/>Acceleration:</text:p>
      <text:p text:style-name="P11"/>
      <text:p text:style-name="P11"><draw:frame draw:style-name="fr2" draw:name="Object14" text:anchor-type="as-char" svg:y="-0.2783in" svg:width="2.561in" svg:height="0.522in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1"/>
      <text:p text:style-name="P11"><draw:frame draw:style-name="fr2" draw:name="Object15" text:anchor-type="as-char" svg:y="-0.2783in" svg:width="4.2835in" svg:height="0.522in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1"/>
      <text:p text:style-name="P11"/>
      <text:p text:style-name="P11"><draw:frame draw:style-name="fr2" draw:name="Object22" text:anchor-type="as-char" svg:y="-0.1902in" svg:width="1.472in" svg:height="0.2508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"/>
      <text:p text:style-name="P11"><draw:frame draw:style-name="fr2" draw:name="Object23" text:anchor-type="as-char" svg:y="-0.1839in" svg:width="6.1839in" svg:height="0.2563in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2"><draw:frame draw:style-name="fr2" draw:name="Object24" text:anchor-type="as-char" svg:y="-0.2917in" svg:width="6.6217in" svg:height="0.3638in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"/>
      <text:p text:style-name="P12"><draw:frame draw:style-name="fr2" draw:name="Object25" text:anchor-type="as-char" svg:y="-0.1839in" svg:width="5.222in" svg:height="0.2563in" draw:z-index="4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"><draw:frame draw:style-name="fr2" draw:name="Object26" text:anchor-type="as-char" svg:y="-0.2917in" svg:width="2.8335in" svg:height="0.3638in" draw:z-index="4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7">Conclusion</text:p>
      <text:p text:style-name="P15">After substituting the linear velocities and accelerations with their angular variants, we obtain the following.</text:p>
      <text:p text:style-name="P15"/>
      <text:p text:style-name="P8"><text:span text:style-name="T1">For any point from A to B </text:span><text:span text:style-name="T2">(change </text:span><text:span text:style-name="T2"><draw:frame draw:style-name="fr2" draw:name="Object52" text:anchor-type="as-char" svg:y="-0.1484in" svg:width="0.2654in" svg:height="0.2098in" draw:z-index="10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">accordingly)</text:span><text:span text:style-name="T1">:</text:span></text:p>
      <text:p text:style-name="P15"/>
      <text:p text:style-name="P12"><draw:frame draw:style-name="fr2" draw:name="Object41" text:anchor-type="as-char" svg:y="-0.1484in" svg:width="0.8335in" svg:height="0.2098in" draw:z-index="9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2"/>
      <text:p text:style-name="P12"><draw:frame draw:style-name="fr2" draw:name="Object44" text:anchor-type="as-char" svg:y="-0.1902in" svg:width="1.1902in" svg:height="0.2516in" draw:z-index="9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2"/>
      <text:p text:style-name="P12"/>
      <text:p text:style-name="P7"><text:span text:style-name="T1">For any point from B to C </text:span><text:span text:style-name="T2">(change </text:span><text:span text:style-name="T2"><draw:frame draw:style-name="fr2" draw:name="Object51" text:anchor-type="as-char" svg:y="-0.1484in" svg:width="0.2673in" svg:height="0.2098in" draw:z-index="10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">accordingly) </text:span><text:span text:style-name="T1">:</text:span></text:p>
      <text:p text:style-name="P12"/>
      <text:p text:style-name="P12"><draw:frame draw:style-name="fr2" draw:name="Object45" text:anchor-type="as-char" svg:y="-0.1902in" svg:width="4.0283in" svg:height="0.2516in" draw:z-index="9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2"/>
      <text:p text:style-name="P12"><draw:frame draw:style-name="fr2" draw:name="Object46" text:anchor-type="as-char" svg:y="-0.1846in" svg:width="6.4484in" svg:height="0.2575in" draw:z-index="9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2"><draw:frame draw:style-name="fr2" draw:name="Object50" text:anchor-type="as-char" svg:y="-0.2917in" svg:width="3.372in" svg:height="0.3646in" draw:z-index="9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6"><draw:frame draw:style-name="fr1" draw:name="Object42" text:anchor-type="paragraph" svg:x="1.4665in" svg:y="3.3181in" svg:width="0.4319in" svg:height="0.2126in" draw:z-index="53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7" text:anchor-type="paragraph" svg:x="0.7791in" svg:y="3.1744in" svg:width="0.2071in" svg:height="0.1846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draw:custom-shape text:anchor-type="paragraph" draw:z-index="35" draw:name="Shape2" draw:style-name="gr12" draw:text-style-name="P22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1" draw:style-name="gr3" draw:text-style-name="P23" svg:x1="1.1169in" svg:y1="3.4803in" svg:x2="2.274in" svg:y2="2.3024in"><text:p/></draw:line><draw:line text:anchor-type="paragraph" draw:z-index="49" draw:name="Shape3" draw:style-name="gr7" draw:text-style-name="P23" svg:x1="0.5925in" svg:y1="3.6957in" svg:x2="1.8425in" svg:y2="3.6957in"><text:p/></draw:line><draw:ellipse text:anchor-type="paragraph" draw:z-index="51" draw:name="Shape4" draw:style-name="gr8" draw:text-style-name="P25" svg:width="0.6189in" svg:height="0.8921in" svg:x="0.8783in" svg:y="3.248in" draw:kind="arc" draw:start-angle="359.69" draw:end-angle="70.31"><text:p/></draw:ellipse><text:soft-page-break/><text:span text:style-name="T3">Force Analysis</text:span> of Mechanical Finger</text:p>
      <text:p text:style-name="P21"/>
      <text:p text:style-name="P21"/>
      <text:p text:style-name="P21"/>
      <text:p text:style-name="P21"/>
      <text:p text:style-name="P3"><draw:line text:anchor-type="paragraph" draw:z-index="58" draw:name="Shape8" draw:style-name="gr9" draw:text-style-name="P25" svg:x1="1.2102in" svg:y1="0.5303in" svg:x2="1.2102in" svg:y2="0.172in"><text:p/></draw:line><draw:frame text:anchor-type="paragraph" draw:z-index="63" draw:name="Shape11" draw:style-name="gr11" draw:text-style-name="P26" svg:width="0.2433in" svg:height="0.1925in" svg:x="1.0547in" svg:y="0.0638in"><draw:text-box><text:p>y</text:p></draw:text-box></draw:frame></text:p>
      <text:p text:style-name="P3"/>
      <text:p text:style-name="P3"><draw:line text:anchor-type="paragraph" draw:z-index="59" draw:name="Shape9" draw:style-name="gr9" draw:text-style-name="P25" svg:x1="1.2102in" svg:y1="0.1472in" svg:x2="1.6157in" svg:y2="0.1535in"><text:p/></draw:line><draw:custom-shape text:anchor-type="paragraph" draw:z-index="60" draw:name="Shape10" draw:style-name="gr10" draw:text-style-name="P22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Shape11" draw:style-name="gr11" draw:text-style-name="P26" svg:width="0.2433in" svg:height="0.1925in" svg:x="1.5236in" svg:y="0.1472in"><draw:text-box><text:p>x</text:p></draw:text-box></draw:frame><draw:frame text:anchor-type="paragraph" draw:z-index="65" draw:name="Shape11" draw:style-name="gr11" draw:text-style-name="P26" svg:width="0.2433in" svg:height="0.1925in" svg:x="1.0898in" svg:y="0.1472in"><draw:text-box><text:p>z</text:p></draw:text-box></draw:frame></text:p>
      <text:p text:style-name="P3"><draw:frame draw:style-name="fr1" draw:name="Object31" text:anchor-type="paragraph" svg:x="2.3661in" svg:y="0.1189in" svg:width="0.2957in" svg:height="0.2339in" draw:z-index="78"><draw:object xlink:href="./Object 32" xlink:type="simple" xlink:show="embed" xlink:actuate="onLoad"/><draw:image xlink:href="./ObjectReplacements/Object 32" xlink:type="simple" xlink:show="embed" xlink:actuate="onLoad"/><svg:desc>formula</svg:desc></draw:frame><draw:line text:anchor-type="paragraph" draw:z-index="72" draw:name="Shape3" draw:style-name="gr4" draw:text-style-name="P23" svg:x1="2.2902in" svg:y1="0.7689in" svg:x2="2.2949in" svg:y2="0.1661in"><text:p/></draw:line></text:p>
      <text:p text:style-name="P3"/>
      <text:p text:style-name="P21"><draw:frame draw:style-name="fr1" draw:name="Object30" text:anchor-type="paragraph" svg:x="1.5043in" svg:y="0.152in" svg:width="0.2957in" svg:height="0.2339in" draw:z-index="7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1"><draw:frame draw:style-name="fr1" draw:name="Object63" text:anchor-type="paragraph" svg:x="2.5665in" svg:y="0.1827in" svg:width="0.4366in" svg:height="0.2091in" draw:z-index="111"><draw:object xlink:href="./Object 63" xlink:type="simple" xlink:show="embed" xlink:actuate="onLoad"/><draw:image xlink:href="./ObjectReplacements/Object 63" xlink:type="simple" xlink:show="embed" xlink:actuate="onLoad"/><svg:desc>formula</svg:desc></draw:frame><draw:ellipse text:anchor-type="paragraph" draw:z-index="110" draw:name="Shape4" draw:style-name="gr16" draw:text-style-name="P25" svg:width="1.1453in" svg:height="0.9752in" draw:transform="rotate (-3.14159265358979) translate (2.61180555555556in 0.574305555555555in)" draw:kind="arc" draw:start-angle="109.69" draw:end-angle="180.31"><text:p/></draw:ellipse></text:p>
      <text:p text:style-name="P21"><draw:frame draw:style-name="fr1" draw:name="Object49" text:anchor-type="paragraph" svg:x="6.1508in" svg:y="0.122in" svg:width="0.2in" svg:height="0.1846in" draw:z-index="57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1" draw:name="Object48" text:anchor-type="paragraph" svg:x="2.2902in" svg:y="0.002in" svg:width="0.1925in" svg:height="0.1846in" draw:z-index="70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1" draw:name="Object62" text:anchor-type="paragraph" svg:x="6.4547in" svg:y="0.0744in" svg:width="0.1992in" svg:height="0.1839in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draw:line text:anchor-type="paragraph" draw:z-index="73" draw:name="Shape3" draw:style-name="gr4" draw:text-style-name="P23" svg:x1="2.2949in" svg:y1="0.002in" svg:x2="1.6602in" svg:y2="0.002in"><text:p/></draw:line></text:p>
      <text:p text:style-name="P21"><draw:line text:anchor-type="paragraph" draw:z-index="97" draw:name="Shape3" draw:style-name="gr16" draw:text-style-name="P23" svg:x1="6.2201in" svg:y1="0.2008in" svg:x2="6.7575in" svg:y2="0.0453in"><text:p/></draw:line></text:p>
      <text:p text:style-name="P21"><draw:frame draw:style-name="fr1" draw:name="Object27" text:anchor-type="paragraph" svg:x="3.9925in" svg:y="0.1689in" svg:width="0.1925in" svg:height="0.1846in" draw:z-index="71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1" draw:name="Object36" text:anchor-type="paragraph" svg:x="6.3201in" svg:y="0.0972in" svg:width="0.1937in" svg:height="0.1839in" draw:z-index="84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" draw:name="Object40" text:anchor-type="paragraph" svg:x="3.2228in" svg:y="0.0783in" svg:width="0.3744in" svg:height="0.2098in" draw:z-index="91"><draw:object xlink:href="./Object 41" xlink:type="simple" xlink:show="embed" xlink:actuate="onLoad"/><draw:image xlink:href="./ObjectReplacements/Object 41" xlink:type="simple" xlink:show="embed" xlink:actuate="onLoad"/><svg:desc>formula</svg:desc></draw:frame><draw:line text:anchor-type="paragraph" draw:z-index="37" draw:name="Shape3" draw:style-name="gr3" draw:text-style-name="P23" svg:x1="4.2299in" svg:y1="0.5307in" svg:x2="6.2205in" svg:y2="0.0091in"><text:p/></draw:line><draw:line text:anchor-type="paragraph" draw:z-index="69" draw:name="Shape3" draw:style-name="gr16" draw:text-style-name="P23" svg:x1="6.5134in" svg:y1="0.8118in" svg:x2="6.2209in" svg:y2="0.0091in"><text:p/></draw:line><draw:ellipse text:anchor-type="paragraph" draw:z-index="90" draw:name="Shape4" draw:style-name="gr16" draw:text-style-name="P25" svg:width="1.2335in" svg:height="0.9886in" svg:x="3.4764in" svg:y="0.0492in" draw:kind="arc" draw:start-angle="109.69" draw:end-angle="180.31"><text:p/></draw:ellipse></text:p>
      <text:p text:style-name="P21"><draw:line text:anchor-type="paragraph" draw:z-index="38" draw:name="Shape3" draw:style-name="gr13" draw:text-style-name="P27" svg:x1="1.7165in" svg:y1="0.0035in" svg:x2="2.3827in" svg:y2="0.6051in"><text:p/></draw:line><draw:custom-shape text:anchor-type="paragraph" draw:z-index="34" draw:name="Shape2" draw:style-name="gr12" draw:text-style-name="P22" svg:width="0.5421in" svg:height="0.5421in" svg:x="3.6882in" svg:y="0.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3" draw:style-name="gr6" draw:text-style-name="P23" svg:x1="5.1476in" svg:y1="0.0984in" svg:x2="5.3524in" svg:y2="0.7in"><text:p/></draw:line><draw:line text:anchor-type="paragraph" draw:z-index="85" draw:name="Shape3" draw:style-name="gr16" draw:text-style-name="P23" svg:x1="5.148in" svg:y1="0.0984in" svg:x2="5.148in" svg:y2="0.8764in"><text:p/></draw:line><draw:line text:anchor-type="paragraph" draw:z-index="86" draw:name="Shape3" draw:style-name="gr16" draw:text-style-name="P23" svg:x1="1.7165in" svg:y1="0.0035in" svg:x2="1.7075in" svg:y2="1.3315in"><text:p/></draw:line></text:p>
      <text:p text:style-name="P21"><draw:frame draw:style-name="fr1" draw:name="Object43" text:anchor-type="paragraph" svg:x="4.5807in" svg:y="0.0429in" svg:width="0.4335in" svg:height="0.2134in" draw:z-index="54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34" text:anchor-type="paragraph" svg:x="2.2146in" svg:y="0.0327in" svg:width="0.2425in" svg:height="0.2098in" draw:z-index="82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5" text:anchor-type="paragraph" svg:x="5.3528in" svg:y="0.1909in" svg:width="0.2425in" svg:height="0.2098in" draw:z-index="83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" draw:name="Object39" text:anchor-type="paragraph" svg:x="0.2398in" svg:y="0.0618in" svg:width="0.3736in" svg:height="0.2098in" draw:z-index="89"><draw:object xlink:href="./Object 40" xlink:type="simple" xlink:show="embed" xlink:actuate="onLoad"/><draw:image xlink:href="./ObjectReplacements/Object 40" xlink:type="simple" xlink:show="embed" xlink:actuate="onLoad"/><svg:desc>formula</svg:desc></draw:frame><draw:ellipse text:anchor-type="paragraph" draw:z-index="52" draw:name="Shape4" draw:style-name="gr8" draw:text-style-name="P25" svg:width="0.1886in" svg:height="0.4094in" svg:x="4.3181in" svg:y="0.089in" draw:kind="arc" draw:start-angle="359.69" draw:end-angle="70.31"><text:p/></draw:ellipse><draw:ellipse text:anchor-type="paragraph" draw:z-index="74" draw:name="Shape4" draw:style-name="gr16" draw:text-style-name="P25" svg:width="1.2335in" svg:height="0.9886in" svg:x="0.3701in" svg:y="0.0327in" draw:kind="arc" draw:start-angle="109.69" draw:end-angle="180.31"><text:p/></draw:ellipse></text:p>
      <text:p text:style-name="P21"><draw:frame draw:style-name="fr1" draw:name="Object32" text:anchor-type="paragraph" svg:x="4.3354in" svg:y="0.1311in" svg:width="0.2953in" svg:height="0.2335in" draw:z-index="79"><draw:object xlink:href="./Object 33" xlink:type="simple" xlink:show="embed" xlink:actuate="onLoad"/><draw:image xlink:href="./ObjectReplacements/Object 33" xlink:type="simple" xlink:show="embed" xlink:actuate="onLoad"/><svg:desc>formula</svg:desc></draw:frame><draw:line text:anchor-type="paragraph" draw:z-index="50" draw:name="Shape3" draw:style-name="gr7" draw:text-style-name="P23" svg:x1="3.489in" svg:y1="0.0642in" svg:x2="4.8291in" svg:y2="0.0642in"><text:p/></draw:line><draw:line text:anchor-type="paragraph" draw:z-index="47" draw:name="Shape3" draw:style-name="gr4" draw:text-style-name="P23" svg:x1="3.9665in" svg:y1="0.0638in" svg:x2="4.5339in" svg:y2="0.0638in"><text:p/></draw:line><draw:line text:anchor-type="paragraph" draw:z-index="48" draw:name="Shape3" draw:style-name="gr4" draw:text-style-name="P23" svg:x1="3.9669in" svg:y1="0.0638in" svg:x2="3.9508in" svg:y2="0.6327in"><text:p/></draw:line></text:p>
      <text:p text:style-name="P21"/>
      <text:p text:style-name="P21"><draw:frame draw:style-name="fr1" draw:name="Object29" text:anchor-type="paragraph" svg:x="1.4in" svg:y="0.0543in" svg:width="0.2965in" svg:height="0.2339in" draw:z-index="76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3" text:anchor-type="paragraph" svg:x="3.9665in" svg:y="0.0791in" svg:width="0.2953in" svg:height="0.2339in" draw:z-index="80"><draw:object xlink:href="./Object 34" xlink:type="simple" xlink:show="embed" xlink:actuate="onLoad"/><draw:image xlink:href="./ObjectReplacements/Object 34" xlink:type="simple" xlink:show="embed" xlink:actuate="onLoad"/><svg:desc>formula</svg:desc></draw:frame><draw:frame draw:style-name="fr1" draw:name="Object38" text:anchor-type="paragraph" svg:x="5.148in" svg:y="0.0063in" svg:width="0.2547in" svg:height="0.2098in" draw:z-index="88"><draw:object xlink:href="./Object 39" xlink:type="simple" xlink:show="embed" xlink:actuate="onLoad"/><draw:image xlink:href="./ObjectReplacements/Object 39" xlink:type="simple" xlink:show="embed" xlink:actuate="onLoad"/><svg:desc>formula</svg:desc></draw:frame><draw:line text:anchor-type="paragraph" draw:z-index="40" draw:name="Shape3" draw:style-name="gr14" draw:text-style-name="P24" svg:x1="0.95in" svg:y1="0.0543in" svg:x2="1.4508in" svg:y2="0.0543in"><text:p/></draw:line><draw:line text:anchor-type="paragraph" draw:z-index="46" draw:name="Shape3" draw:style-name="gr15" draw:text-style-name="P28" svg:x1="0.95in" svg:y1="0.0543in" svg:x2="0.95in" svg:y2="0.6142in"><text:p/></draw:line></text:p>
      <text:p text:style-name="P21"><draw:frame draw:style-name="fr1" draw:name="Object37" text:anchor-type="paragraph" svg:x="1.7165in" svg:y="0.0965in" svg:width="0.2543in" svg:height="0.2098in" draw:z-index="8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3"><draw:frame draw:style-name="fr1" draw:name="Object28" text:anchor-type="paragraph" svg:x="1.002in" svg:y="0.0102in" svg:width="0.2965in" svg:height="0.2339in" draw:z-index="7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3"/>
      <text:p text:style-name="P13"/>
      <text:p text:style-name="P13"/>
      <text:p text:style-name="P16">For the first element:</text:p>
      <text:p text:style-name="P16"><draw:frame draw:style-name="fr3" draw:name="Object53" text:anchor-type="as-char" svg:y="-0.172in" svg:width="2.2138in" svg:height="0.2327in" draw:z-index="99"><draw:object xlink:href="./Object 53" xlink:type="simple" xlink:show="embed" xlink:actuate="onLoad"/><draw:image xlink:href="./ObjectReplacements/Object 53" xlink:type="simple" xlink:show="embed" xlink:actuate="onLoad"/></draw:frame></text:p>
      <text:p text:style-name="P16"/>
      <text:p text:style-name="P16"><draw:frame draw:style-name="fr3" draw:name="Object54" text:anchor-type="as-char" svg:y="-0.172in" svg:width="2.6854in" svg:height="0.2335in" draw:z-index="10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6"/>
      <text:p text:style-name="P16"><draw:frame draw:style-name="fr3" draw:name="Object55" text:anchor-type="as-char" svg:y="-0.172in" svg:width="5.6543in" svg:height="0.2417in" draw:z-index="10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6"/>
      <text:p text:style-name="P17">For the <text:span text:style-name="T4">second</text:span> element:</text:p>
      <text:p text:style-name="P17"><draw:frame draw:style-name="fr3" draw:name="Object57" text:anchor-type="as-char" svg:y="-0.172in" svg:width="3.4098in" svg:height="0.2327in" draw:z-index="10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7"/>
      <text:p text:style-name="P17"><draw:frame draw:style-name="fr3" draw:name="Object58" text:anchor-type="as-char" svg:y="-0.172in" svg:width="3.9063in" svg:height="0.2327in" draw:z-index="10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7"/>
      <text:p text:style-name="P17"><draw:frame draw:style-name="fr3" draw:name="Object56" text:anchor-type="as-char" svg:y="-0.152in" svg:width="3.489in" svg:height="0.222in" draw:z-index="10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7"/>
      <text:p text:style-name="P18">We have six unknowns (<draw:frame draw:style-name="fr3" draw:name="Object59" text:anchor-type="as-char" svg:y="-0.172in" svg:width="3.0953in" svg:height="0.2327in" draw:z-index="105"><draw:object xlink:href="./Object 59" xlink:type="simple" xlink:show="embed" xlink:actuate="onLoad"/><draw:image xlink:href="./ObjectReplacements/Object 59" xlink:type="simple" xlink:show="embed" xlink:actuate="onLoad"/></draw:frame>) and six equations.</text:p>
      <text:p text:style-name="P18"/>
      <text:p text:style-name="P19">The equations need to be prepared for matrix form:</text:p>
      <text:p text:style-name="P19"/>
      <text:p text:style-name="P19"><draw:frame draw:style-name="fr3" draw:name="Object60" text:anchor-type="as-char" svg:y="-0.7953in" svg:width="4.8736in" svg:height="1.5563in" draw:z-index="10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0"><text:soft-page-break/>The final matrix form is as follows:</text:p>
      <text:p text:style-name="P20"/>
      <text:p text:style-name="P18"><draw:frame draw:style-name="fr3" draw:name="Object61" text:anchor-type="as-char" svg:y="-0.822in" svg:width="6.5055in" svg:height="1.5626in" draw:z-index="107"><draw:object xlink:href="./Object 61" xlink:type="simple" xlink:show="embed" xlink:actuate="onLoad"/><draw:image xlink:href="./ObjectReplacements/Object 6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8:34:31.303739801</meta:creation-date>
    <dc:date>2017-05-30T13:55:44.896945925</dc:date>
    <meta:editing-duration>PT3H51S</meta:editing-duration>
    <meta:editing-cycles>81</meta:editing-cycles>
    <meta:generator>LibreOffice/5.3.1.2$Linux_X86_64 LibreOffice_project/30m0$Build-2</meta:generator>
    <meta:document-statistic meta:table-count="0" meta:image-count="0" meta:object-count="63" meta:page-count="4" meta:paragraph-count="39" meta:word-count="80" meta:character-count="1020" meta:non-whitespace-character-count="426"/>
  </office:meta>
</office:document-meta>
</file>

<file path=Object 1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10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

<file path=Object 11/content.xml><?xml version="1.0" encoding="utf-8"?>
<math xmlns="http://www.w3.org/1998/Math/MathML" display="block">
  <semantics>
    <mover accent="true">
      <msub>
        <mi>v</mi>
        <mrow>
          <mi>C</mi>
          <mo stretchy="false">/</mo>
          <mi>B</mi>
        </mrow>
      </msub>
      <mo stretchy="false">¯</mo>
    </mover>
    <annotation encoding="StarMath 5.0">bar v_{C/B} 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x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x</mi>
                </msubsup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y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y</mi>
                </msubsup>
              </mrow>
            </mtd>
          </mtr>
        </mtable>
      </mrow>
    </mrow>
    <annotation encoding="StarMath 5.0">left lbrace { binom {V_C ^x % = % V_B ^x % + % V_{ C/B } ^x} {V_C ^y % = % V_B ^y % + % V_{ C/B } ^y}  } right none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{V_C ^x % = % V_B sin%varphi_1(t) % + % V_{ C/B } sin%varphi_2(t)} {V_C ^y % = % V_B cos%varphi_1(t) % + % V_{ C/B } cos%varphi_2(t)}  } right none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x</mi>
                </msup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y</mi>
                </msup>
              </mrow>
            </mtd>
          </mtr>
        </mtable>
      </mrow>
    </mrow>
    <annotation encoding="StarMath 5.0">left lbrace { binom {a_C ^x % = % (a_B ^%tau)^x % + % (a_B ^n)^x % + % (a_{ C/B } ^%tau)^x % + % (a_{ C/B } ^n)^x} {a_C ^y % = % (a_B ^%tau)^y % + % (a_B ^n)^y % + % (a_{ C/B } ^%tau)^y % + % (a_{ C/B } ^n)^y}  } right none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i>B</mi>
                  <mi>n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i>B</mi>
                  <mi>n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

{a_C ^x % = % a_B ^%tau sin%varphi_1(t) % - % a_B ^n cos%varphi_1(t) % + % a_{ C/B } ^%tau sin%varphi_2(t) % - % a_{ C/B } ^n cos%varphi_2(t)} 

{a_C ^y % = % a_B ^%tau cos%varphi_1(t) % + % a_B ^n sin%varphi_1(t)% + % a_{ C/B } ^%tau cos%varphi_2(t) % + % a_{ C/B } ^n sin%varphi_2(t)}  

} right none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i>B</mi>
                </msub>
                <mrow>
                  <mtext/>
                  <mo stretchy="false">=</mo>
                  <mtext/>
                </mrow>
                <msub>
                  <mi mathvariant="normal">ω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>
                  <mi>V</mi>
                  <mrow>
                    <mi>C</mi>
                    <mo stretchy="false">/</mo>
                    <mi>B</mi>
                  </mrow>
                </msub>
                <mrow>
                  <mtext/>
                  <mo stretchy="false">=</mo>
                  <mtext/>
                </mrow>
                <msub>
                  <mi mathvariant="normal">ω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V_B % = % %omega _1(t) l_AB} 
{V_{C/B} % = % %omega _2(t) l_BC}

} right none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B</mi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sup>
                  <mi>a</mi>
                  <mi>B</mi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</mtable>
      </mrow>
    </mrow>
    <annotation encoding="StarMath 5.0">left lbrace alignl { binom 
{a_B ^%tau % = % %varepsilon _1(t) l_AB} 
{a_B ^ n% = % %omega_1^2(t) l_AB}

} right none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a_{C/B} ^%tau % = % %varepsilon _2(t) l_BC} 
{a_{C/B} ^ n% = % %omega_2^2(t) l_BC}

} right none</annotation>
  </semantics>
</math>
</file>

<file path=Object 19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V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V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V_c % = % sqrt{ (V_c ^x)^2 % + % (V_c ^y)^2 } % = % 
</annotation>
  </semantics>
</math>
</file>

<file path=Object 2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20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row>
            <mo fence="true" stretchy="false">[</mo>
            <mrow>
              <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</mrow>
      </msqrt>
    </mrow>
    <annotation encoding="StarMath 5.0">% = % 
sqrt{ 

V_B^2 [sin%varphi_1^2(t) % + % cos%varphi_1^2(t)] % + % 

2V_B V_{ C/B } [ sin%varphi_1(t) sin%varphi_2(t) % + % cos%varphi_1(t) cos%varphi_2(t)]% + % 

V_{C/B}^2 [sin%varphi_2 ^2(t) % + % cos%varphi_2^2(t)]

 }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</mrow>
      </msqrt>
    </mrow>
    <annotation encoding="StarMath 5.0">% = % 
sqrt{ 

V_B^2 % + % 

2V_B V_{ C/B } cos(%varphi_1(t) - %varphi_2(t)) % + % 

V_{C/B}^2

 }</annotation>
  </semantics>
</math>
</file>

<file path=Object 22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a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a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a_c % = % sqrt{ (a_c ^x)^2 % + % (a_c ^y)^2 } % = % 
</annotation>
  </semantics>
</math>
</file>

<file path=Object 23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text/>
                    <mo stretchy="false">+</mo>
                    <mtext/>
                  </mrow>
                  <mi>cos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[sin%varphi_1^2(t) % + % cos%varphi_1^2(t)] 
% + % 
(a_B ^%tau) (a_{C/B} ^%tau)[cos(%varphi_1(t) - %varphi_2(t))] 
right none % + % </annotation>
  </semantics>
</math>
</file>

<file path=Object 24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2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1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(a_B ^%tau) (a_{C/B} ^n)[sin(%varphi_2(t) - %varphi_1(t))] 
% + % 
(a_B ^n) (a_{C/B} ^%tau)[sin(%varphi_1(t) - %varphi_2(t))] 
% + %
(a_B ^n) (a_{C/B} ^n)[cos(%varphi_1(t) - %varphi_2(t))] 
right] ^ {1 over 2}</annotation>
  </semantics>
</math>
</file>

<file path=Object 25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+</mo>
                    <mtext/>
                  </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
% + % 
[a_B ^%tau a_{C/B} ^%tau % + % a_B ^n a_{C/B} ^n][cos(%varphi_1(t) - %varphi_2(t))]  
right none % + % </annotation>
  </semantics>
</math>
</file>

<file path=Object 26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−</mo>
                    <mtext/>
                  </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a_B ^n a_{C/B} ^%tau % - % a_B ^%tau a_{C/B} ^n][sin(%varphi_1(t) - %varphi_2(t))]  
right] ^ {1 over 2}</annotation>
  </semantics>
</math>
</file>

<file path=Object 27/content.xml><?xml version="1.0" encoding="utf-8"?>
<math xmlns="http://www.w3.org/1998/Math/MathML" display="block">
  <semantics>
    <mi>B</mi>
    <annotation encoding="StarMath 5.0">B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over accent="true">
      <msubsup>
        <mi>R</mi>
        <mn>01</mn>
        <mi>y</mi>
      </msubsup>
      <mo stretchy="false">¯</mo>
    </mover>
    <annotation encoding="StarMath 5.0">bar R_01 ^y</annotation>
  </semantics>
</math>
</file>

<file path=Object 3/content.xml><?xml version="1.0" encoding="utf-8"?>
<math xmlns="http://www.w3.org/1998/Math/MathML" display="block">
  <semantics>
    <mover accent="true">
      <msubsup>
        <mi>a</mi>
        <mi>B</mi>
        <mi mathvariant="normal">τ</mi>
      </msubsup>
      <mo stretchy="false">¯</mo>
    </mover>
    <annotation encoding="StarMath 5.0">bar a_B ^%tau</annotation>
  </semantics>
</math>
</file>

<file path=Object 30/content.xml><?xml version="1.0" encoding="utf-8"?>
<math xmlns="http://www.w3.org/1998/Math/MathML" display="block">
  <semantics>
    <mover accent="true">
      <msubsup>
        <mi>R</mi>
        <mn>01</mn>
        <mi>x</mi>
      </msubsup>
      <mo stretchy="false">¯</mo>
    </mover>
    <annotation encoding="StarMath 5.0">bar R_01 ^x</annotation>
  </semantics>
</math>
</file>

<file path=Object 31/content.xml><?xml version="1.0" encoding="utf-8"?>
<math xmlns="http://www.w3.org/1998/Math/MathML" display="block">
  <semantics>
    <mover accent="true">
      <msubsup>
        <mi>R</mi>
        <mn>21</mn>
        <mi>x</mi>
      </msubsup>
      <mo stretchy="false">¯</mo>
    </mover>
    <annotation encoding="StarMath 5.0">bar R_21 ^x</annotation>
  </semantics>
</math>
</file>

<file path=Object 32/content.xml><?xml version="1.0" encoding="utf-8"?>
<math xmlns="http://www.w3.org/1998/Math/MathML" display="block">
  <semantics>
    <mover accent="true">
      <msubsup>
        <mi>R</mi>
        <mn>21</mn>
        <mi>y</mi>
      </msubsup>
      <mo stretchy="false">¯</mo>
    </mover>
    <annotation encoding="StarMath 5.0">bar R_21 ^y</annotation>
  </semantics>
</math>
</file>

<file path=Object 33/content.xml><?xml version="1.0" encoding="utf-8"?>
<math xmlns="http://www.w3.org/1998/Math/MathML" display="block">
  <semantics>
    <mover accent="true">
      <msubsup>
        <mi>R</mi>
        <mn>12</mn>
        <mi>x</mi>
      </msubsup>
      <mo stretchy="false">¯</mo>
    </mover>
    <annotation encoding="StarMath 5.0">bar R_12 ^x</annotation>
  </semantics>
</math>
</file>

<file path=Object 34/content.xml><?xml version="1.0" encoding="utf-8"?>
<math xmlns="http://www.w3.org/1998/Math/MathML" display="block">
  <semantics>
    <mover accent="true">
      <msubsup>
        <mi>R</mi>
        <mn>12</mn>
        <mi>y</mi>
      </msubsup>
      <mo stretchy="false">¯</mo>
    </mover>
    <annotation encoding="StarMath 5.0">bar R_12 ^y</annotation>
  </semantics>
</math>
</file>

<file path=Object 35/content.xml><?xml version="1.0" encoding="utf-8"?>
<math xmlns="http://www.w3.org/1998/Math/MathML" display="block">
  <semantics>
    <mover accent="true">
      <msub>
        <mi>B</mi>
        <mn>1</mn>
      </msub>
      <mo stretchy="false">¯</mo>
    </mover>
    <annotation encoding="StarMath 5.0">bar B_1</annotation>
  </semantics>
</math>
</file>

<file path=Object 36/content.xml><?xml version="1.0" encoding="utf-8"?>
<math xmlns="http://www.w3.org/1998/Math/MathML" display="block">
  <semantics>
    <mover accent="true">
      <msub>
        <mi>B</mi>
        <mn>2</mn>
      </msub>
      <mo stretchy="false">¯</mo>
    </mover>
    <annotation encoding="StarMath 5.0">bar B_2</annotation>
  </semantics>
</math>
</file>

<file path=Object 37/content.xml><?xml version="1.0" encoding="utf-8"?>
<math xmlns="http://www.w3.org/1998/Math/MathML" display="block">
  <semantics>
    <mover accent="true">
      <mi>P</mi>
      <mo stretchy="false">¯</mo>
    </mover>
    <annotation encoding="StarMath 5.0">bar P</annotation>
  </semantics>
</math>
</file>

<file path=Object 38/content.xml><?xml version="1.0" encoding="utf-8"?>
<math xmlns="http://www.w3.org/1998/Math/MathML" display="block">
  <semantics>
    <mover accent="true">
      <msub>
        <mi>G</mi>
        <mn>1</mn>
      </msub>
      <mo stretchy="false">¯</mo>
    </mover>
    <annotation encoding="StarMath 5.0">bar G_1</annotation>
  </semantics>
</math>
</file>

<file path=Object 39/content.xml><?xml version="1.0" encoding="utf-8"?>
<math xmlns="http://www.w3.org/1998/Math/MathML" display="block">
  <semantics>
    <mover accent="true">
      <msub>
        <mi>G</mi>
        <mn>2</mn>
      </msub>
      <mo stretchy="false">¯</mo>
    </mover>
    <annotation encoding="StarMath 5.0">bar G_2</annotation>
  </semantics>
</math>
</file>

<file path=Object 4/content.xml><?xml version="1.0" encoding="utf-8"?>
<math xmlns="http://www.w3.org/1998/Math/MathML" display="block">
  <semantics>
    <mover accent="true">
      <msubsup>
        <mi>a</mi>
        <mi>B</mi>
        <mi>n</mi>
      </msubsup>
      <mo stretchy="false">¯</mo>
    </mover>
    <annotation encoding="StarMath 5.0">bar a_B ^n</annotation>
  </semantics>
</math>
</file>

<file path=Object 40/content.xml><?xml version="1.0" encoding="utf-8"?>
<math xmlns="http://www.w3.org/1998/Math/MathML" display="block">
  <semantics>
    <mover accent="true">
      <msub>
        <mi>M</mi>
        <mrow>
          <mi>R</mi>
          <mn>1</mn>
        </mrow>
      </msub>
      <mo stretchy="false">¯</mo>
    </mover>
    <annotation encoding="StarMath 5.0">bar M_R1</annotation>
  </semantics>
</math>
</file>

<file path=Object 41/content.xml><?xml version="1.0" encoding="utf-8"?>
<math xmlns="http://www.w3.org/1998/Math/MathML" display="block">
  <semantics>
    <mover accent="true">
      <msub>
        <mi>M</mi>
        <mrow>
          <mi>R</mi>
          <mn>2</mn>
        </mrow>
      </msub>
      <mo stretchy="false">¯</mo>
    </mover>
    <annotation encoding="StarMath 5.0">bar M_R2</annotation>
  </semantics>
</math>
</file>

<file path=Object 42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43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44/content.xml><?xml version="1.0" encoding="utf-8"?>
<math xmlns="http://www.w3.org/1998/Math/MathML" display="block">
  <semantics>
    <mrow>
      <msub>
        <mi>V</mi>
        <mi>B</mi>
      </msub>
      <mrow>
        <mtext/>
        <mo stretchy="false">=</mo>
        <mtext/>
      </mrow>
      <msub>
        <mi mathvariant="normal">ω</mi>
        <mn>1</mn>
      </msub>
      <msub>
        <mi>l</mi>
        <mi mathvariant="italic">AB</mi>
      </msub>
    </mrow>
    <annotation encoding="StarMath 5.0">V_B % = % %omega_1 l_AB</annotation>
  </semantics>
</math>
</file>

<file path=Object 45/content.xml><?xml version="1.0" encoding="utf-8"?>
<math xmlns="http://www.w3.org/1998/Math/MathML" display="block">
  <semantics>
    <mrow>
      <msub>
        <mi>a</mi>
        <mi>B</mi>
      </msub>
      <mrow>
        <mtext/>
        <mo stretchy="false">=</mo>
        <mtext/>
      </mrow>
      <msub>
        <mi>l</mi>
        <mi mathvariant="italic">AB</mi>
      </msub>
      <msqrt>
        <mrow>
          <msubsup>
            <mi mathvariant="normal">ε</mi>
            <mn>1</mn>
            <mn>2</mn>
          </msubsup>
          <mrow>
            <mtext/>
            <mo stretchy="false">+</mo>
            <mtext/>
          </mrow>
          <msubsup>
            <mi mathvariant="normal">ω</mi>
            <mn>1</mn>
            <mn>4</mn>
          </msubsup>
        </mrow>
      </msqrt>
    </mrow>
    <annotation encoding="StarMath 5.0">a_B % = % l_AB sqrt{ %varepsilon_1^2 % + % %omega_1^4 }</annotation>
  </semantics>
</math>
</file>

<file path=Object 46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row>
                  <msub>
                    <mi mathvariant="normal">ω</mi>
                    <mn>1</mn>
                  </msub>
                  <msub>
                    <mi>l</mi>
                    <mi mathvariant="italic">AB</mi>
                  </msub>
                </mrow>
              </mrow>
              <mo fence="true" stretchy="false">)</mo>
            </mrow>
            <mn>2</mn>
          </msup>
          <mrow>
            <mtext/>
            <mo stretchy="false">+</mo>
            <mtext/>
          </mrow>
          <mn>2</mn>
          <msub>
            <mi mathvariant="normal">ω</mi>
            <mn>1</mn>
          </msub>
          <msub>
            <mi>l</mi>
            <mi mathvariant="italic">AB</mi>
          </msub>
          <msub>
            <mi mathvariant="normal">ω</mi>
            <mn>2</mn>
          </msub>
          <msub>
            <mi>l</mi>
            <mi mathvariant="italic">BC</mi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p>
            <mrow>
              <mo fence="true" stretchy="false">(</mo>
              <mrow>
                <mrow>
                  <msub>
                    <mi mathvariant="normal">ω</mi>
                    <mn>2</mn>
                  </msub>
                  <msub>
                    <mi>l</mi>
                    <mi mathvariant="italic">BC</mi>
                  </msub>
                </mrow>
              </mrow>
              <mo fence="true" stretchy="false">)</mo>
            </mrow>
            <mn>2</mn>
          </msup>
        </mrow>
      </msqrt>
    </mrow>
    <annotation encoding="StarMath 5.0">V_c % = % 
sqrt{ 

(%omega_1 l_AB)^2 % + % 

2%omega_1 l_AB %omega_2 l_BC cos(%varphi_1(t) - %varphi_2(t)) % + % 

(%omega_2 l_BC)^2

 }</annotation>
  </semantics>
</math>
</file>

<file path=Object 47/content.xml><?xml version="1.0" encoding="utf-8"?>
<math xmlns="http://www.w3.org/1998/Math/MathML" display="block">
  <semantics>
    <mi>A</mi>
    <annotation encoding="StarMath 5.0">A</annotation>
  </semantics>
</math>
</file>

<file path=Object 48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sub>
                            <mi mathvariant="normal">ε</mi>
                            <mn>1</mn>
                          </msub>
                          <msub>
                            <mi>l</mi>
                            <mi mathvariant="italic">AB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sup>
                            <mi mathvariant="normal">ω</mi>
                            <mn>1</mn>
                            <mn>2</mn>
                          </msubsup>
                          <msub>
                            <mi>l</mi>
                            <mi mathvariant="italic">AB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>
                            <mi mathvariant="normal">ε</mi>
                            <mn>2</mn>
                          </msub>
                          <msub>
                            <mi>l</mi>
                            <mi mathvariant="italic">BC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sup>
                            <mi mathvariant="normal">ω</mi>
                            <mn>2</mn>
                            <mn>2</mn>
                          </msubsup>
                          <msub>
                            <mi>l</mi>
                            <mi mathvariant="italic">CB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>
                    <mi mathvariant="normal">ε</mi>
                    <mn>1</mn>
                  </msub>
                  <msub>
                    <mi>l</mi>
                    <mi mathvariant="italic">AB</mi>
                  </msub>
                  <msub>
                    <mi mathvariant="normal">ε</mi>
                    <mn>2</mn>
                  </msub>
                  <msub>
                    <mi>l</mi>
                    <mi mathvariant="italic">BC</mi>
                  </msub>
                  <mrow>
                    <mtext/>
                    <mo stretchy="false">+</mo>
                    <mtext/>
                  </mrow>
                  <msubsup>
                    <mi mathvariant="normal">ω</mi>
                    <mn>1</mn>
                    <mn>2</mn>
                  </msubsup>
                  <msub>
                    <mi>l</mi>
                    <mi mathvariant="italic">AB</mi>
                  </msub>
                  <msubsup>
                    <mi mathvariant="normal">ω</mi>
                    <mn>2</mn>
                    <mn>2</mn>
                  </msubsup>
                  <msub>
                    <mi>l</mi>
                    <mi mathvariant="italic">BC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a_c % = % left [
[(%varepsilon_1 l_AB)^2 % + % (%omega_1^2 l_AB)^2 % + % (%varepsilon_2 l_BC)^2 % + % (%omega_2^2 l_CB)^2]
% + % 
[%varepsilon_1 l_AB %varepsilon_2 l_BC % + % %omega_1^2 l_AB %omega_2^2 l_BC][cos(%varphi_1(t) - %varphi_2(t))]  
right none % + % </annotation>
  </semantics>
</math>
</file>

<file path=Object 49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over accent="true">
      <msub>
        <mi>v</mi>
        <mi>B</mi>
      </msub>
      <mo stretchy="false">¯</mo>
    </mover>
    <annotation encoding="StarMath 5.0">bar v_B </annotation>
  </semantics>
</math>
</file>

<file path=Object 50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 mathvariant="normal">ω</mi>
                    <mn>1</mn>
                    <mn>2</mn>
                  </msubsup>
                  <msub>
                    <mi>l</mi>
                    <mi mathvariant="italic">AB</mi>
                  </msub>
                  <msub>
                    <mi mathvariant="normal">ε</mi>
                    <mn>2</mn>
                  </msub>
                  <msub>
                    <mi>l</mi>
                    <mi mathvariant="italic">BC</mi>
                  </msub>
                  <mrow>
                    <mtext/>
                    <mo stretchy="false">−</mo>
                    <mtext/>
                  </mrow>
                  <msub>
                    <mi mathvariant="normal">ε</mi>
                    <mn>1</mn>
                  </msub>
                  <msub>
                    <mi>l</mi>
                    <mi mathvariant="italic">AB</mi>
                  </msub>
                  <msubsup>
                    <mi mathvariant="normal">ω</mi>
                    <mn>2</mn>
                    <mn>2</mn>
                  </msubsup>
                  <msub>
                    <mi>l</mi>
                    <mi mathvariant="italic">BC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%omega_1^2 l_AB %varepsilon_2 l_BC % - % %varepsilon_1 l_AB %omega_2^2 l_BC][sin(%varphi_1(t) - %varphi_2(t))]  
right] ^ {1 over 2}</annotation>
  </semantics>
</math>
</file>

<file path=Object 51/content.xml><?xml version="1.0" encoding="utf-8"?>
<math xmlns="http://www.w3.org/1998/Math/MathML" display="block">
  <semantics>
    <msub>
      <mi>l</mi>
      <mi mathvariant="italic">BC</mi>
    </msub>
    <annotation encoding="StarMath 5.0">l_BC</annotation>
  </semantics>
</math>
</file>

<file path=Object 52/content.xml><?xml version="1.0" encoding="utf-8"?>
<math xmlns="http://www.w3.org/1998/Math/MathML" display="block">
  <semantics>
    <msub>
      <mi>l</mi>
      <mi mathvariant="italic">AB</mi>
    </msub>
    <annotation encoding="StarMath 5.0">l_AB</annotation>
  </semantics>
</math>
</file>

<file path=Object 53/content.xml><?xml version="1.0" encoding="utf-8"?>
<math xmlns="http://www.w3.org/1998/Math/MathML" display="block">
  <semantics>
    <mrow>
      <mi mathvariant="normal">Σ</mi>
      <msub>
        <mi>F</mi>
        <mi>x</mi>
      </msub>
      <mi mathvariant="normal">:</mi>
      <mtext/>
      <mtext/>
      <mrow>
        <msubsup>
          <mi>R</mi>
          <mn>01</mn>
          <mi>x</mi>
        </msubsup>
        <mo stretchy="false">+</mo>
        <msub>
          <mi>B</mi>
          <mn>1</mn>
        </msub>
      </mrow>
      <mi>sin</mi>
      <msub>
        <mi mathvariant="normal">φ</mi>
        <mn>1</mn>
      </msub>
      <mrow>
        <mrow>
          <mo fence="true" stretchy="false">(</mo>
          <mrow>
            <mi>t</mi>
          </mrow>
          <mo fence="true" stretchy="false">)</mo>
        </mrow>
        <mo stretchy="false">−</mo>
        <msubsup>
          <mi>R</mi>
          <mn>21</mn>
          <mi>x</mi>
        </msubsup>
      </mrow>
      <mrow>
        <mtext/>
        <mo stretchy="false">=</mo>
        <mtext/>
      </mrow>
      <mn>0</mn>
    </mrow>
    <annotation encoding="StarMath 5.0">%SIGMA F_x: %	%	R_01 ^x + B_1 sin %varphi_1( t ) - R_21 ^x % = % 0</annotation>
  </semantics>
</math>
</file>

<file path=Object 54/content.xml><?xml version="1.0" encoding="utf-8"?>
<math xmlns="http://www.w3.org/1998/Math/MathML" display="block">
  <semantics>
    <mrow>
      <mi mathvariant="normal">Σ</mi>
      <msub>
        <mi>F</mi>
        <mi>y</mi>
      </msub>
      <mi mathvariant="normal">:</mi>
      <mtext/>
      <mrow>
        <mtext/>
        <mo stretchy="false">−</mo>
        <msubsup>
          <mi>R</mi>
          <mn>01</mn>
          <mi>y</mi>
        </msubsup>
        <mo stretchy="false">−</mo>
        <msub>
          <mi>G</mi>
          <mn>1</mn>
        </msub>
        <mo stretchy="false">−</mo>
        <msub>
          <mi>B</mi>
          <mn>1</mn>
        </msub>
      </mrow>
      <mi>cos</mi>
      <msub>
        <mi mathvariant="normal">φ</mi>
        <mn>1</mn>
      </msub>
      <mrow>
        <mrow>
          <mo fence="true" stretchy="false">(</mo>
          <mrow>
            <mi>t</mi>
          </mrow>
          <mo fence="true" stretchy="false">)</mo>
        </mrow>
        <mo stretchy="false">+</mo>
        <msubsup>
          <mi>R</mi>
          <mn>21</mn>
          <mi>y</mi>
        </msubsup>
      </mrow>
      <mrow>
        <mtext/>
        <mo stretchy="false">=</mo>
        <mtext/>
      </mrow>
      <mn>0</mn>
    </mrow>
    <annotation encoding="StarMath 5.0">
%SIGMA F_y: %	%	- R_01 ^y - G_1 - B_1 cos %varphi_1 ( t ) + R_21 ^y % = % 0</annotation>
  </semantics>
</math>
</file>

<file path=Object 55/content.xml><?xml version="1.0" encoding="utf-8"?>
<math xmlns="http://www.w3.org/1998/Math/MathML" display="block">
  <semantics>
    <mrow>
      <mi mathvariant="normal">Σ</mi>
      <msub>
        <mi>M</mi>
        <mrow>
          <mo fence="true" stretchy="false">(</mo>
          <mrow>
            <mi>A</mi>
          </mrow>
          <mo fence="true" stretchy="false">)</mo>
        </mrow>
      </msub>
      <mrow>
        <mi mathvariant="normal">:</mi>
        <mo stretchy="false">−</mo>
        <msub>
          <mi>M</mi>
          <mrow>
            <mi>R</mi>
            <mn>1</mn>
          </mrow>
        </msub>
        <mo stretchy="false">−</mo>
        <msub>
          <mi>B</mi>
          <mn>1</mn>
        </msub>
      </mrow>
      <mrow>
        <msub>
          <mi>l</mi>
          <mrow>
            <mi mathvariant="italic">cm</mi>
            <mn>1</mn>
          </mrow>
        </msub>
        <mo stretchy="false">−</mo>
        <msub>
          <mi>G</mi>
          <mn>1</mn>
        </msub>
      </mrow>
      <mi>cos</mi>
      <msub>
        <mi mathvariant="normal">φ</mi>
        <mn>1</mn>
      </msub>
      <mrow>
        <mo fence="true" stretchy="false">(</mo>
        <mrow>
          <mi>t</mi>
        </mrow>
        <mo fence="true" stretchy="false">)</mo>
      </mrow>
      <mrow>
        <msub>
          <mi>l</mi>
          <mrow>
            <mi mathvariant="italic">cm</mi>
            <mn>1</mn>
          </mrow>
        </msub>
        <mo stretchy="false">+</mo>
        <msubsup>
          <mi>R</mi>
          <mn>21</mn>
          <mi>x</mi>
        </msubsup>
      </mrow>
      <mi>sin</mi>
      <msub>
        <mi mathvariant="normal">φ</mi>
        <mn>1</mn>
      </msub>
      <mrow>
        <mo fence="true" stretchy="false">(</mo>
        <mrow>
          <mi>t</mi>
        </mrow>
        <mo fence="true" stretchy="false">)</mo>
      </mrow>
      <mrow>
        <msub>
          <mi>l</mi>
          <mi mathvariant="italic">AB</mi>
        </msub>
        <mo stretchy="false">+</mo>
        <msubsup>
          <mi>R</mi>
          <mn>21</mn>
          <mi>y</mi>
        </msubsup>
      </mrow>
      <mi>sin</mi>
      <msub>
        <mi mathvariant="normal">φ</mi>
        <mn>1</mn>
      </msub>
      <mrow>
        <mo fence="true" stretchy="false">(</mo>
        <mrow>
          <mi>t</mi>
        </mrow>
        <mo fence="true" stretchy="false">)</mo>
      </mrow>
      <mrow>
        <msub>
          <mi>l</mi>
          <mi mathvariant="italic">AB</mi>
        </msub>
        <mo stretchy="false">+</mo>
        <mi>M</mi>
      </mrow>
      <mrow>
        <msub>
          <mi>'</mi>
          <mrow>
            <mi>R</mi>
            <mn>2</mn>
          </mrow>
        </msub>
        <mo stretchy="false">=</mo>
        <mn>0</mn>
      </mrow>
    </mrow>
    <annotation encoding="StarMath 5.0">%SIGMA M_(A): 	- M_R1 - B_1 l_cm1 - G_1 cos %varphi_1 ( t ) l_cm1 + R_21^x sin %varphi_1 ( t ) l_AB + R_21^y sin %varphi_1 ( t ) l_AB + M'_R2 =  0 </annotation>
  </semantics>
</math>
</file>

<file path=Object 56/content.xml><?xml version="1.0" encoding="utf-8"?>
<math xmlns="http://www.w3.org/1998/Math/MathML" display="block">
  <semantics>
    <mrow>
      <mi mathvariant="normal">Σ</mi>
      <msub>
        <mi>M</mi>
        <mrow>
          <mo fence="true" stretchy="false">(</mo>
          <mrow>
            <mi>A</mi>
          </mrow>
          <mo fence="true" stretchy="false">)</mo>
        </mrow>
      </msub>
      <mi mathvariant="normal">:</mi>
      <mtext/>
      <mrow>
        <mtext/>
        <mo stretchy="false">−</mo>
        <msub>
          <mi>M</mi>
          <mrow>
            <mi>R</mi>
            <mn>2</mn>
          </mrow>
        </msub>
        <mo stretchy="false">−</mo>
        <msub>
          <mi>B</mi>
          <mn>2</mn>
        </msub>
      </mrow>
      <mrow>
        <msub>
          <mi>l</mi>
          <mrow>
            <mi mathvariant="italic">cm</mi>
            <mn>2</mn>
          </mrow>
        </msub>
        <mo stretchy="false">−</mo>
        <msub>
          <mi>G</mi>
          <mn>2</mn>
        </msub>
      </mrow>
      <mi>cos</mi>
      <msub>
        <mi mathvariant="normal">φ</mi>
        <mn>2</mn>
      </msub>
      <mrow>
        <mo fence="true" stretchy="false">(</mo>
        <mrow>
          <mi>t</mi>
        </mrow>
        <mo fence="true" stretchy="false">)</mo>
      </mrow>
      <mrow>
        <msub>
          <mi>l</mi>
          <mrow>
            <mi mathvariant="italic">cm</mi>
            <mn>2</mn>
          </mrow>
        </msub>
        <mo stretchy="false">+</mo>
        <mi>P</mi>
      </mrow>
      <msub>
        <mi>l</mi>
        <mi mathvariant="italic">BC</mi>
      </msub>
      <mrow>
        <mtext/>
        <mo stretchy="false">=</mo>
        <mtext/>
      </mrow>
      <mn>0</mn>
    </mrow>
    <annotation encoding="StarMath 5.0">%SIGMA M_(A): %		%	- M_R2 - B_2 l_cm2 - G_2 cos %varphi_2 ( t ) l_cm2 + P l_BC % = % 0 </annotation>
  </semantics>
</math>
</file>

<file path=Object 57/content.xml><?xml version="1.0" encoding="utf-8"?>
<math xmlns="http://www.w3.org/1998/Math/MathML" display="block">
  <semantics>
    <mrow>
      <mi mathvariant="normal">Σ</mi>
      <msub>
        <mi>F</mi>
        <mi>x</mi>
      </msub>
      <mi mathvariant="normal">:</mi>
      <mrow>
        <msubsup>
          <mi>R</mi>
          <mn>12</mn>
          <mi>x</mi>
        </msubsup>
        <mo stretchy="false">+</mo>
        <msub>
          <mi>B</mi>
          <mn>2</mn>
        </msub>
      </mrow>
      <mi>sin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−</mo>
        <mi>P</mi>
      </mrow>
      <mi>sin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i mathvariant="italic">Fcos</mi>
      </mrow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%SIGMA F_x: R_12 ^x + B_2 sin %varphi_2( t ) - P sin %varphi_2( t ) + Fcos %varphi_2(t) = 0</annotation>
  </semantics>
</math>
</file>

<file path=Object 58/content.xml><?xml version="1.0" encoding="utf-8"?>
<math xmlns="http://www.w3.org/1998/Math/MathML" display="block">
  <semantics>
    <mrow>
      <mi mathvariant="normal">Σ</mi>
      <msub>
        <mi>F</mi>
        <mi>y</mi>
      </msub>
      <mrow>
        <mi mathvariant="normal">:</mi>
        <mo stretchy="false">−</mo>
        <msubsup>
          <mi>R</mi>
          <mn>12</mn>
          <mi>y</mi>
        </msubsup>
        <mo stretchy="false">−</mo>
        <msub>
          <mi>G</mi>
          <mn>2</mn>
        </msub>
        <mo stretchy="false">−</mo>
        <msub>
          <mi>B</mi>
          <mn>2</mn>
        </msub>
      </mrow>
      <mi>cos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i>P</mi>
      </mrow>
      <mi>cos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i>F</mi>
      </mrow>
      <mi>sin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
%SIGMA F_y: 	- R_12 ^y - G_2 - B_2 cos %varphi_2 ( t ) + P cos %varphi_2 ( t ) + F sin %varphi_2(t) = 0</annotation>
  </semantics>
</math>
</file>

<file path=Object 59/content.xml><?xml version="1.0" encoding="utf-8"?>
<math xmlns="http://www.w3.org/1998/Math/MathML" display="block">
  <semantics>
    <mrow>
      <msubsup>
        <mi>R</mi>
        <mn>01</mn>
        <mi>x</mi>
      </msubsup>
      <mi>,</mi>
      <msubsup>
        <mi>R</mi>
        <mn>01</mn>
        <mi>y</mi>
      </msubsup>
      <mi>,</mi>
      <mrow>
        <msubsup>
          <mi>R</mi>
          <mn>12</mn>
          <mi>x</mi>
        </msubsup>
        <mo stretchy="false">=</mo>
        <msubsup>
          <mi>R</mi>
          <mn>21</mn>
          <mi>x</mi>
        </msubsup>
      </mrow>
      <mi>,</mi>
      <mrow>
        <msubsup>
          <mi>R</mi>
          <mn>12</mn>
          <mi>y</mi>
        </msubsup>
        <mo stretchy="false">=</mo>
        <msubsup>
          <mi>R</mi>
          <mn>21</mn>
          <mi>y</mi>
        </msubsup>
      </mrow>
      <mi>,</mi>
      <msub>
        <mi>M</mi>
        <mrow>
          <mi>R</mi>
          <mn>1,</mn>
        </mrow>
      </msub>
      <mrow>
        <msub>
          <mi>M</mi>
          <mrow>
            <mi>R</mi>
            <mn>2</mn>
          </mrow>
        </msub>
        <mo stretchy="false">=</mo>
        <mi>M</mi>
      </mrow>
      <msub>
        <mi>'</mi>
        <mrow>
          <mi>R</mi>
          <mn>2</mn>
        </mrow>
      </msub>
    </mrow>
    <annotation encoding="StarMath 5.0">R_01^x, R_01^y, R_12^x=R_21^x,R_12^y=R_21^y, M_R1, M_R2 = M'_R2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sup>
                      <mi>R</mi>
                      <mn>01</mn>
                      <mi>x</mi>
                    </msubsup>
                    <mo stretchy="false">−</mo>
                    <msubsup>
                      <mi>R</mi>
                      <mn>21</mn>
                      <mi>x</mi>
                    </msubsup>
                  </mrow>
                  <mo stretchy="false">=</mo>
                  <mrow>
                    <mo stretchy="false">−</mo>
                    <msub>
                      <mi>B</mi>
                      <mn>1</mn>
                    </msub>
                  </mrow>
                </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subsup>
                        <mi>R</mi>
                        <mn>01</mn>
                        <mi>y</mi>
                      </msubsup>
                    </mrow>
                    <mo stretchy="false">+</mo>
                    <msubsup>
                      <mi>R</mi>
                      <mn>21</mn>
                      <mi>y</mi>
                    </msubsup>
                  </mrow>
                  <mo stretchy="false">=</mo>
                  <mrow>
                    <msub>
                      <mi>G</mi>
                      <mn>1</mn>
                    </msub>
                    <mo stretchy="false">+</mo>
                    <msub>
                      <mi>B</mi>
                      <mn>1</mn>
                    </msub>
                  </mrow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o stretchy="false">−</mo>
                    <msub>
                      <mi>M</mi>
                      <mrow>
                        <mi>R</mi>
                        <mn>1</mn>
                      </mrow>
                    </msub>
                  </mrow>
                  <mo stretchy="false">+</mo>
                  <msubsup>
                    <mi>R</mi>
                    <mn>21</mn>
                    <mi>x</mi>
                  </msubsup>
                </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l</mi>
                    <mi mathvariant="italic">AB</mi>
                  </msub>
                  <mo stretchy="false">+</mo>
                  <msubsup>
                    <mi>R</mi>
                    <mn>21</mn>
                    <mi>y</mi>
                  </msubsup>
                </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row>
                    <msub>
                      <mi>l</mi>
                      <mi mathvariant="italic">AB</mi>
                    </msub>
                    <mo stretchy="false">+</mo>
                    <msub>
                      <mi>M</mi>
                      <mrow>
                        <mi>r</mi>
                        <mn>2</mn>
                      </mrow>
                    </msub>
                  </mrow>
                  <mo stretchy="false">=</mo>
                  <msub>
                    <mi>B</mi>
                    <mn>1</mn>
                  </msub>
                </mrow>
                <mrow>
                  <msub>
                    <mi>l</mi>
                    <mrow>
                      <mi mathvariant="italic">cm</mi>
                      <mn>1</mn>
                    </mrow>
                  </msub>
                  <mo stretchy="false">+</mo>
                  <msub>
                    <mi>G</mi>
                    <mn>1</mn>
                  </msub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row>
                    <mi mathvariant="italic">cm</mi>
                    <mn>1</mn>
                  </mrow>
                </msub>
              </mrow>
            </mtd>
          </mtr>
          <mtr>
            <mtd>
              <mrow>
                <mrow>
                  <msubsup>
                    <mi>R</mi>
                    <mn>12</mn>
                    <mi>x</mi>
                  </msubsup>
                  <mo stretchy="false">=</mo>
                  <mrow>
                    <mo stretchy="false">−</mo>
                    <msub>
                      <mi>B</mi>
                      <mn>2</mn>
                    </msub>
                  </mrow>
                </mrow>
                <mi>sin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i>P</mi>
                </mrow>
                <mi>sin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i>F</mi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R</mi>
                    <mn>12</mn>
                    <mi>y</mi>
                  </msubsup>
                  <mo stretchy="false">=</mo>
                  <mi>P</mi>
                </mrow>
                <mi>cos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>G</mi>
                    <mn>2</mn>
                  </msub>
                  <mo stretchy="false">−</mo>
                  <msub>
                    <mi>B</mi>
                    <mn>2</mn>
                  </msub>
                </mrow>
                <mi>cos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i>F</mi>
                </mrow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M</mi>
                    <mrow>
                      <mi>R</mi>
                      <mn>2</mn>
                    </mrow>
                  </msub>
                  <mo stretchy="false">=</mo>
                  <mi>P</mi>
                </mrow>
                <mrow>
                  <msub>
                    <mi>l</mi>
                    <mi mathvariant="italic">BC</mi>
                  </msub>
                  <mo stretchy="false">−</mo>
                  <msub>
                    <mi>B</mi>
                    <mn>2</mn>
                  </msub>
                </mrow>
                <mrow>
                  <msub>
                    <mi>l</mi>
                    <mrow>
                      <mi mathvariant="italic">cm</mi>
                      <mn>2</mn>
                    </mrow>
                  </msub>
                  <mo stretchy="false">−</mo>
                  <msub>
                    <mi>G</mi>
                    <mn>2</mn>
                  </msub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row>
                    <mi mathvariant="italic">cm</mi>
                    <mn>2</mn>
                  </mrow>
                </msub>
              </mrow>
            </mtd>
          </mtr>
        </mtable>
      </mrow>
    </mrow>
    <annotation encoding="StarMath 5.0">left lbrace alignl
  stack {
    R_01 ^x - R_21 ^x  =  - B_1 sin %varphi_1( t ) #
    - R_01 ^y + R_21 ^y  =  G_1 + B_1 cos %varphi_1 ( t ) #
    - M_R1  + R_21^x sin %varphi_1 ( t ) l_AB + R_21^y sin %varphi_1 ( t ) l_AB + M_r2 =  B_1 l_cm1 + G_1 cos %varphi_1 ( t ) l_cm1 #
    R_12 ^x  = - B_2 sin %varphi_2( t ) + P sin %varphi_2( t ) - F cos %varphi_2(t)#
    R_12 ^y  =   P cos %varphi_2 ( t ) - G_2 - B_2 cos %varphi_2 ( t ) + F sin %varphi_2(t) #
    M_R2  =  P l_BC - B_2 l_cm2 - G_2 cos %varphi_2 ( t ) l_cm2  
  }
right none</annotation>
  </semantics>
</math>
</file>

<file path=Object 6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i>sin</mi>
                  <msub>
                    <mi mathvariant="normal"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l</mi>
                    <mi mathvariant="italic">AB</mi>
                  </msub>
                </mrow>
              </mtd>
              <mtd>
                <mrow>
                  <mi>sin</mi>
                  <msub>
                    <mi mathvariant="normal"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l</mi>
                    <mi mathvariant="italic">AB</mi>
                  </msub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sup>
                    <mi>R</mi>
                    <mn>01</mn>
                    <mi>x</mi>
                  </msubsup>
                </mtd>
              </mtr>
              <mtr>
                <mtd>
                  <msubsup>
                    <mi>R</mi>
                    <mn>01</mn>
                    <mi>y</mi>
                  </msubsup>
                </mtd>
              </mtr>
              <mtr>
                <mtd>
                  <msubsup>
                    <mi>R</mi>
                    <mn>12</mn>
                    <mi>x</mi>
                  </msubsup>
                </mtd>
              </mtr>
              <mtr>
                <mtd>
                  <msubsup>
                    <mi>R</mi>
                    <mn>12</mn>
                    <mi>y</mi>
                  </msubsup>
                </mtd>
              </mtr>
              <mtr>
                <mtd>
                  <msub>
                    <mi>M</mi>
                    <mrow>
                      <mi>R</mi>
                      <mn>1</mn>
                    </mrow>
                  </msub>
                </mtd>
              </mtr>
              <mtr>
                <mtd>
                  <msub>
                    <mi>M</mi>
                    <mrow>
                      <mi>R</mi>
                      <mn>2</mn>
                    </mrow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stretchy="false">−</mo>
                      <msub>
                        <mi>B</mi>
                        <mn>1</mn>
                      </msub>
                    </mrow>
                    <mi>sin</mi>
                    <msub>
                      <mi mathvariant="normal">φ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G</mi>
                        <mn>1</mn>
                      </msub>
                      <mo stretchy="false">+</mo>
                      <msub>
                        <mi>B</mi>
                        <mn>1</mn>
                      </msub>
                    </mrow>
                    <mi>cos</mi>
                    <msub>
                      <mi mathvariant="normal">φ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B</mi>
                      <mn>1</mn>
                    </msub>
                    <mrow>
                      <msub>
                        <mi>l</mi>
                        <mrow>
                          <mi mathvariant="italic">cm</mi>
                          <mn>1</mn>
                        </mrow>
                      </msub>
                      <mo stretchy="false">+</mo>
                      <msub>
                        <mi>G</mi>
                        <mn>1</mn>
                      </msub>
                    </mrow>
                    <mi>cos</mi>
                    <msub>
                      <mi mathvariant="normal">φ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sub>
                      <mi>l</mi>
                      <mrow>
                        <mi mathvariant="italic">cm</mi>
                        <mn>1</mn>
                      </mrow>
                    </msub>
                  </mrow>
                </mtd>
              </mtr>
              <mtr>
                <mtd>
                  <mrow>
                    <mrow>
                      <mo stretchy="false">−</mo>
                      <msub>
                        <mi>B</mi>
                        <mn>2</mn>
                      </msub>
                    </mrow>
                    <mi>sin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i>P</mi>
                    </mrow>
                    <mi>sin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i>F</mi>
                    </mrow>
                    <mi>cos</mi>
                    <msub>
                      <mi mathvariant="normal">φ</mi>
                      <mn>2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P</mi>
                    <mi>cos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sub>
                        <mi>G</mi>
                        <mn>2</mn>
                      </msub>
                      <mo stretchy="false">−</mo>
                      <msub>
                        <mi>B</mi>
                        <mn>2</mn>
                      </msub>
                    </mrow>
                    <mi>cos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i>F</mi>
                    </mrow>
                    <mi>sin</mi>
                    <msub>
                      <mi mathvariant="normal">φ</mi>
                      <mn>2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P</mi>
                    <mrow>
                      <msub>
                        <mi>l</mi>
                        <mi mathvariant="italic">BC</mi>
                      </msub>
                      <mo stretchy="false">−</mo>
                      <msub>
                        <mi>B</mi>
                        <mn>2</mn>
                      </msub>
                    </mrow>
                    <mrow>
                      <msub>
                        <mi>l</mi>
                        <mrow>
                          <mi mathvariant="italic">cm</mi>
                          <mn>2</mn>
                        </mrow>
                      </msub>
                      <mo stretchy="false">−</mo>
                      <msub>
                        <mi>G</mi>
                        <mn>2</mn>
                      </msub>
                    </mrow>
                    <mi>cos</mi>
                    <msub>
                      <mi mathvariant="normal">φ</mi>
                      <mn>2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sub>
                      <mi>l</mi>
                      <mrow>
                        <mi mathvariant="italic">cm</mi>
                        <mn>2</mn>
                      </mrow>
                    </msub>
                  </mrow>
                </mtd>
              </mtr>
            </mtable>
          </mrow>
          <mo fence="true" stretchy="true">]</mo>
        </mrow>
      </mrow>
    </mrow>
    <annotation encoding="StarMath 5.0">left[ matrix{1#0#-1#0#0#0##0#-1#0#1#0#0##0#0#sin %varphi_1(t) l_AB #sin %varphi_1(t) l_AB #-1#1##0#0#1#0#0#0##0#0#0#1#0#0##0#0#0#0#0#1  } right]
left[ matrix{R_01^x##R_01^y##R_12^x##R_12^y##M_R1##M_R2  } right]
 =  left[ matrix{- B_1 sin %varphi_1( t )## G_1 + B_1 cos %varphi_1 ( t )##B_1 l_cm1 + G_1 cos %varphi_1 ( t ) l_cm1##- B_2 sin %varphi_2( t ) + P sin %varphi_2( t ) - F cos %varphi_2(t)##P cos %varphi_2 ( t ) - G_2 - B_2 cos %varphi_2 ( t ) + F sin %varphi_2(t)##P l_BC - B_2 l_cm2 - G_2 cos %varphi_2 ( t ) l_cm2    } right]
</annotation>
  </semantics>
</math>
</file>

<file path=Object 62/content.xml><?xml version="1.0" encoding="utf-8"?>
<math xmlns="http://www.w3.org/1998/Math/MathML" display="block">
  <semantics>
    <mover accent="true">
      <mi>F</mi>
      <mo stretchy="false">¯</mo>
    </mover>
    <annotation encoding="StarMath 5.0">bar F</annotation>
  </semantics>
</math>
</file>

<file path=Object 63/content.xml><?xml version="1.0" encoding="utf-8"?>
<math xmlns="http://www.w3.org/1998/Math/MathML" display="block">
  <semantics>
    <mrow>
      <mover accent="true">
        <mi>M</mi>
        <mo stretchy="false">¯</mo>
      </mover>
      <msub>
        <mi>'</mi>
        <mrow>
          <mi>R</mi>
          <mn>2</mn>
        </mrow>
      </msub>
    </mrow>
    <annotation encoding="StarMath 5.0">bar M'_R2</annotation>
  </semantics>
</math>
</file>

<file path=Object 7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